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5000001365A192B6C96CBE9CD.png" manifest:media-type="image/png"/>
  <manifest:file-entry manifest:full-path="Pictures/10000000000004CD000001405CD17A6B732A26C6.png" manifest:media-type="image/png"/>
  <manifest:file-entry manifest:full-path="Pictures/100000000000052D000001283494D29E3A461906.png" manifest:media-type="image/png"/>
  <manifest:file-entry manifest:full-path="Pictures/10000000000004FC00000195FE09BFC8284FD2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09cm" svg:height="3.429cm" svg:x="3.794cm" svg:y="2.143cm">
          <draw:image xlink:href="Pictures/1000000000000515000001365A192B6C96CBE9CD.png" xlink:type="simple" xlink:show="embed" xlink:actuate="onLoad" loext:mime-type="image/png">
            <text:p/>
          </draw:image>
        </draw:frame>
        <draw:frame draw:style-name="gr1" draw:text-style-name="P1" draw:layer="layout" svg:width="14.43cm" svg:height="3.757cm" svg:x="3.286cm" svg:y="7.276cm">
          <draw:image xlink:href="Pictures/10000000000004CD000001405CD17A6B732A26C6.png" xlink:type="simple" xlink:show="embed" xlink:actuate="onLoad" loext:mime-type="image/png">
            <text:p/>
          </draw:image>
        </draw:frame>
        <draw:frame draw:style-name="gr1" draw:text-style-name="P1" draw:layer="layout" svg:width="17.734cm" svg:height="4.556cm" svg:x="1.048cm" svg:y="12.446cm">
          <draw:image xlink:href="Pictures/100000000000052D000001283494D29E3A461906.png" xlink:type="simple" xlink:show="embed" xlink:actuate="onLoad" loext:mime-type="image/png">
            <text:p/>
          </draw:image>
        </draw:frame>
        <draw:frame draw:style-name="gr1" draw:text-style-name="P1" draw:layer="layout" svg:width="17.869cm" svg:height="6.026cm" svg:x="1.305cm" svg:y="19.104cm">
          <draw:image xlink:href="Pictures/10000000000004FC00000195FE09BFC8284FD25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02:44:58.930000000</meta:creation-date>
    <dc:date>2019-07-15T02:50:00.717000000</dc:date>
    <meta:editing-duration>PT5M1S</meta:editing-duration>
    <meta:editing-cycles>1</meta:editing-cycles>
    <meta:document-statistic meta:object-count="4"/>
    <meta:generator>LibreOffice/6.1.5.2$Windows_X86_64 LibreOffice_project/90f8dcf33c87b3705e78202e3df5142b201bd805</meta:generator>
  </office:meta>
</office:document-meta>
</file>